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94d8" officeooo:paragraph-rsid="000794d8"/>
    </style:style>
    <style:style style:name="P2" style:family="paragraph" style:parent-style-name="Standard">
      <style:paragraph-properties fo:text-align="center" style:justify-single-word="false"/>
      <style:text-properties officeooo:rsid="000794d8" officeooo:paragraph-rsid="000794d8"/>
    </style:style>
    <style:style style:name="P3" style:family="paragraph" style:parent-style-name="Standard">
      <style:text-properties officeooo:paragraph-rsid="000794d8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paragraph-rsid="000794d8"/>
    </style:style>
    <style:style style:name="P6" style:family="paragraph" style:parent-style-name="Standard">
      <style:paragraph-properties fo:text-align="center" style:justify-single-word="false"/>
      <style:text-properties fo:color="#ff0000" loext:opacity="100%"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paragraph-rsid="0007cdb0"/>
    </style:style>
    <style:style style:name="T1" style:family="text">
      <style:text-properties officeooo:rsid="000794d8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ff0000" loext:opacity="100%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officeooo:rsid="0007cd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Documentation</text:span> </text:p>
      <text:p text:style-name="P2"/>
      <text:p text:style-name="P2"/>
      <text:p text:style-name="P7">LES ROUTES PUBLIQUES</text:p>
      <text:p text:style-name="Standard"/>
      <text:p text:style-name="Standard"/>
      <text:p text:style-name="P6"><text:span text:style-name="T1">GET</text:span></text:p>
      <text:p text:style-name="Standard"/>
      <text:p text:style-name="Standard">________________________________________________________________________________</text:p>
      <text:p text:style-name="P3">GET("<text:a xlink:type="simple" xlink:href="https://nodejs-project-milhauj.vercel.app/allpersonnage" text:style-name="Internet_20_link" text:visited-style-name="Visited_20_Internet_20_Link">https://nodejs-project-milhauj.vercel.app/allpersonnage</text:a>")</text:p>
      <text:p text:style-name="Standard"/>
      <text:p text:style-name="Standard">&gt; Cette route public renvoie tout les personnages présents dans la <text:span text:style-name="T1">base de données</text:span></text:p>
      <text:p text:style-name="Standard"/>
      <text:p text:style-name="P1">=&gt;<text:span text:style-name="T3">Aucun paramètre à donner</text:span></text:p>
      <text:p text:style-name="Standard">&lt;= tableau de tout les personnages</text:p>
      <text:p text:style-name="Standard"/>
      <text:p text:style-name="P3">________________________________________________________________________________</text:p>
      <text:p text:style-name="P3">GET("<text:a xlink:type="simple" xlink:href="https://nodejs-project-milhauj.vercel.app/personnage/:nompersonnage" text:style-name="Internet_20_link" text:visited-style-name="Visited_20_Internet_20_Link">https://nodejs-project-milhauj.vercel.app/personnage/:nompersonnage</text:a>")</text:p>
      <text:p text:style-name="Standard"/>
      <text:p text:style-name="Standard">&gt; Cette route public renvoie le per<text:span text:style-name="T1">so</text:span>nnage entier dont le nom est passé en param<text:span text:style-name="T1">è</text:span>tre</text:p>
      <text:p text:style-name="Standard"/>
      <text:p text:style-name="P1">=&gt;<text:span text:style-name="T3">String chaine de charactère « nom »</text:span></text:p>
      <text:p text:style-name="Standard">&lt;= Personnage dont le nom est passe en paramètre</text:p>
      <text:p text:style-name="Standard"/>
      <text:p text:style-name="P3">________________________________________________________________________________</text:p>
      <text:p text:style-name="Standard"/>
      <text:p text:style-name="P4"><text:span text:style-name="T4">POST</text:span></text:p>
      <text:p text:style-name="P3">________________________________________________________________________________</text:p>
      <text:p text:style-name="P3">POST("<text:a xlink:type="simple" xlink:href="https://nodejs-project-milhauj.vercel.app/inscription" text:style-name="Internet_20_link" text:visited-style-name="Visited_20_Internet_20_Link">https://nodejs-project-milhauj.vercel.app/inscription</text:a>")</text:p>
      <text:p text:style-name="Standard"/>
      <text:p text:style-name="Standard">&gt; Cette route prend en <text:span text:style-name="T1">paramètre</text:span> POST et cr<text:span text:style-name="T1">éer</text:span> un utilisateur</text:p>
      <text:p text:style-name="Standard"/>
      <text:p text:style-name="Standard">Liste de<text:span text:style-name="T1">s </text:span>paramètre<text:span text:style-name="T1">s</text:span>:</text:p>
      <text:p text:style-name="Standard">- email</text:p>
      <text:p text:style-name="Standard">- password</text:p>
      <text:p text:style-name="Standard">- confirmPassword</text:p>
      <text:p text:style-name="Standard"/>
      <text:p text:style-name="P3">________________________________________________________________________________</text:p>
      <text:p text:style-name="P3">POST("<text:a xlink:type="simple" xlink:href="https://nodejs-project-milhauj.vercel.app/connexion" text:style-name="Internet_20_link" text:visited-style-name="Visited_20_Internet_20_Link">https://nodejs-project-milhauj.vercel.app/connexion</text:a>")</text:p>
      <text:p text:style-name="P3"/>
      <text:p text:style-name="Standard">&gt; Cette route permet à un utilisateur de se connecter et de récupère un jwt pour se connecter aux routes privés</text:p>
      <text:p text:style-name="Standard"/>
      <text:p text:style-name="Standard">Liste des parametre:</text:p>
      <text:p text:style-name="Standard">- email</text:p>
      <text:p text:style-name="Standard">- password</text:p>
      <text:p text:style-name="Standard"/>
      <text:p text:style-name="P1">=&gt;email + password</text:p>
      <text:p text:style-name="P1">≤= message de reussite ou d’echec</text:p>
      <text:p text:style-name="P3">________________________________________________________________________________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7">LES ROUTES PRIVES</text:p>
      <text:p text:style-name="Standard"/>
      <text:p text:style-name="Standard"/>
      <text:p text:style-name="P5"><text:span text:style-name="T4">POST</text:span></text:p>
      <text:p text:style-name="Standard"/>
      <text:p text:style-name="P3">________________________________________________________________________________</text:p>
      <text:p text:style-name="P3"/>
      <text:p text:style-name="P3">POST("<text:a xlink:type="simple" xlink:href="https://nodejs-project-milhauj.vercel.app/addElement" text:style-name="Internet_20_link" text:visited-style-name="Visited_20_Internet_20_Link">https://nodejs-project-milhauj.vercel.app/addElement</text:a>")</text:p>
      <text:p text:style-name="P3"/>
      <text:p text:style-name="Standard">Cette route permet d'ajouté ou de modifie un personnage si l'utilisateur est inscrit et connecté</text:p>
      <text:p text:style-name="Standard">Le personnage sera créer si son nom n'est pas trouvé dans les personnages existants</text:p>
      <text:p text:style-name="Standard">Le personnage sera modifier si son nom existe déjà dans la base de données</text:p>
      <text:p text:style-name="Standard"/>
      <text:p text:style-name="Standard">Liste des paramètre<text:span text:style-name="T1">s </text:span>nécessaire:</text:p>
      <text:p text:style-name="Standard"/>
      <text:p text:style-name="Standard">- nom</text:p>
      <text:p text:style-name="Standard">- description</text:p>
      <text:p text:style-name="Standard">- element</text:p>
      <text:p text:style-name="Standard">- model</text:p>
      <text:p text:style-name="Standard">- typeArme</text:p>
      <text:p text:style-name="Standard">- pv</text:p>
      <text:p text:style-name="Standard">- atq</text:p>
      <text:p text:style-name="Standard">- def</text:p>
      <text:p text:style-name="Standard">- tauxCrit</text:p>
      <text:p text:style-name="Standard">- dgtCrit</text:p>
      <text:p text:style-name="Standard">- dgtElement</text:p>
      <text:p text:style-name="Standard">- archon</text:p>
      <text:p text:style-name="Standard">- imgSrc</text:p>
      <text:p text:style-name="Standard"><text:s/></text:p>
      <text:p text:style-name="P1">=&gt;nom, description, element, model, typeArme, pv, atq, def, tauxCrit, dgtCrit, dgtElement, dgtElement, imgSrc</text:p>
      <text:p text:style-name="P1">≤<text:span text:style-name="T5">= message de reussite ou d’echec</text:span></text:p>
      <text:p text:style-name="P3">________________________________________________________________________________</text:p>
      <text:p text:style-name="Standard"/>
      <text:p text:style-name="P4"><text:span text:style-name="T4">DELETE</text:span></text:p>
      <text:p text:style-name="P4"><text:span text:style-name="T4"/></text:p>
      <text:p text:style-name="P8">________________________________________________________________________________</text:p>
      <text:p text:style-name="Standard"/>
      <text:p text:style-name="P8">DELETE ("<text:a xlink:type="simple" xlink:href="https://nodejs-project-milhauj.vercel.app/deletepersonnage/:nom" text:style-name="Internet_20_link" text:visited-style-name="Visited_20_Internet_20_Link">https://nodejs-project-milhauj.vercel.app/deletepersonnage/:nom</text:a>")</text:p>
      <text:p text:style-name="P8"/>
      <text:p text:style-name="Standard">Cette route privé nécessite d'être inscrit et connecté ce qui permet d’obtenir un header jwt</text:p>
      <text:p text:style-name="Standard"/>
      <text:p text:style-name="Standard">Elle prend en paramètre le nom d'un personnage et va chercher son id pour le supprimer dans la <text:span text:style-name="T5">base de données</text:span></text:p>
      <text:p text:style-name="Standard"/>
      <text:p text:style-name="Standard">=&gt;"unNom" =&gt; supprime le personnage si l'utilisateur est connecté</text:p>
      <text:p text:style-name="Standard"/>
      <text:p text:style-name="P8">_______________________________________________________________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2:13:54.590168540</meta:creation-date>
    <dc:date>2023-02-14T12:28:43.977299273</dc:date>
    <meta:editing-duration>PT4M39S</meta:editing-duration>
    <meta:editing-cycles>1</meta:editing-cycles>
    <meta:document-statistic meta:table-count="0" meta:image-count="0" meta:object-count="0" meta:page-count="2" meta:paragraph-count="63" meta:word-count="277" meta:character-count="2684" meta:non-whitespace-character-count="2467"/>
    <meta:generator>LibreOffice/7.3.3.2$Linux_X86_64 LibreOffice_project/30$Build-2</meta:generator>
  </office:meta>
</office:document-meta>
</file>